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4000006FF60CBCDC911142E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d0e" officeooo:paragraph-rsid="00056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503cm" svg:y="0.683cm" svg:width="13.995cm" svg:height="26.46cm" draw:z-index="0"><draw:image xlink:href="Pictures/10000000000002E4000006FF60CBCDC911142EB8.png" xlink:type="simple" xlink:show="embed" xlink:actuate="onLoad"/></draw:frame>Modelo Entidad Rel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53:43.676492400</meta:creation-date>
    <dc:date>2017-11-07T18:00:09.009371274</dc:date>
    <meta:editing-duration>PT6M24S</meta:editing-duration>
    <meta:editing-cycles>2</meta:editing-cycles>
    <meta:generator>LibreOffice/5.3.2.2$Linux_X86_64 LibreOffice_project/6cd4f1ef626f15116896b1d8e1398b56da0d0ee1</meta:generator>
    <meta:print-date>2017-11-07T17:55:38.004345684</meta:print-date>
    <meta:document-statistic meta:table-count="0" meta:image-count="1" meta:object-count="0" meta:page-count="1" meta:paragraph-count="1" meta:word-count="3" meta:character-count="23" meta:non-whitespace-character-count="21"/>
  </office:meta>
</office:document-meta>
</file>